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875d" officeooo:paragraph-rsid="0005875d" fo:background-color="#ffff0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875d" officeooo:paragraph-rsid="0005875d" fo:background-color="#ffff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5875d" officeooo:paragraph-rsid="0005875d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077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3</text:p>
      <text:p text:style-name="P2"/>
      <text:p text:style-name="P3">1) Does ANSI recognize the data type DATE?</text:p>
      <text:p text:style-name="P3"/>
      <text:p text:style-name="P3">Ans - NO, ANSI recognize only char and Number</text:p>
      <text:p text:style-name="P3"/>
      <text:p text:style-name="P3">2) Which subdivision of SQL is used to insert values in tables?</text:p>
      <text:p text:style-name="P3"/>
      <text:p text:style-name="P3">Ans – <text:span text:style-name="T1">DML (Data Manipulation language)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5:22:01.129702760</meta:creation-date>
    <dc:date>2024-03-09T15:32:55.972397698</dc:date>
    <meta:editing-duration>PT44S</meta:editing-duration>
    <meta:editing-cycles>1</meta:editing-cycles>
    <meta:document-statistic meta:table-count="0" meta:image-count="0" meta:object-count="0" meta:page-count="1" meta:paragraph-count="5" meta:word-count="37" meta:character-count="207" meta:non-whitespace-character-count="172"/>
    <meta:generator>LibreOffice/7.3.7.2$Linux_X86_64 LibreOffice_project/30$Build-2</meta:generator>
  </office:meta>
</office:document-meta>
</file>